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607cm" fo:min-width="6.48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972cm" fo:min-width="6.48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2.29cm" fo:min-width="6.485cm"/>
      <style:paragraph-properties style:writing-mode="lr-tb"/>
    </style:style>
    <style:style style:name="gr4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69a2e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985cm" svg:height="2.857cm" svg:x="7.667cm" svg:y="3.54cm">
          <text:p text:style-name="P1">_start()</text:p>
          <text:p text:style-name="P2"><text:span text:style-name="T1">1</text:span><text:span text:style-name="T1">. </text:span><text:span text:style-name="T1">P</text:span><text:span text:style-name="T1">r</text:span><text:span text:style-name="T1">e</text:span><text:span text:style-name="T1">p</text:span><text:span text:style-name="T1">a</text:span><text:span text:style-name="T1">r</text:span><text:span text:style-name="T1">e</text:span><text:span text:style-name="T1"> </text:span><text:span text:style-name="T1">a</text:span><text:span text:style-name="T1">r</text:span><text:span text:style-name="T1">g</text:span><text:span text:style-name="T1">s </text:span><text:span text:style-name="T1">f</text:span><text:span text:style-name="T1">o</text:span><text:span text:style-name="T1">r </text:span><text:span text:style-name="T1">m</text:span><text:span text:style-name="T1">a</text:span><text:span text:style-name="T1">i</text:span><text:span text:style-name="T1">n</text:span><text:span text:style-name="T1">(</text:span><text:span text:style-name="T1">)</text:span></text:p>
          <text:p text:style-name="P2"><text:span text:style-name="T1">2</text:span><text:span text:style-name="T1">. </text:span><text:span text:style-name="T1">C</text:span><text:span text:style-name="T1">a</text:span><text:span text:style-name="T1">ll </text:span><text:span text:style-name="T1">m</text:span><text:span text:style-name="T1">a</text:span><text:span text:style-name="T1">i</text:span><text:span text:style-name="T1">n</text:span><text:span text:style-name="T1">(</text:span><text:span text:style-name="T1">)</text:span></text:p>
          <text:p text:style-name="P2"><text:span text:style-name="T1">3</text:span><text:span text:style-name="T1">. </text:span><text:span text:style-name="T1">C</text:span><text:span text:style-name="T1">a</text:span><text:span text:style-name="T1">ll </text:span><text:span text:style-name="T1">_</text:span><text:span text:style-name="T1">fi</text:span><text:span text:style-name="T1">n</text:span><text:span text:style-name="T1">i(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6.985cm" svg:height="2.222cm" svg:x="15.605cm" svg:y="7.35cm">
          <text:p text:style-name="P1">main()</text:p>
          <text:p text:style-name="P2"><text:span text:style-name="T1">1. Do stuff</text:span></text:p>
          <text:p text:style-name="P2"><text:span text:style-name="T1">2. Return to _star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985cm" svg:height="2.54cm" svg:x="7.667cm" svg:y="10.525cm">
          <text:p text:style-name="P1">_fini()</text:p>
          <text:p text:style-name="P2"><text:span text:style-name="T1">1. Put return value into</text:span></text:p>
          <text:p text:style-name="P2"><text:span text:style-name="T1"><text:s text:c="4"/></text:span><text:span text:style-name="T1">register</text:span></text:p>
          <text:p text:style-name="P2"><text:span text:style-name="T1">2. Call exit sys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4.652cm" svg:y1="4.968cm" svg:x2="19.097cm" svg:y2="7.35cm" draw:start-shape="id1" draw:start-glue-point="1" draw:end-shape="id2" draw:end-glue-point="0" svg:d="M14652 4968h4445v2382" svg:viewBox="0 0 4446 2383">
          <text:p/>
        </draw:connector>
        <draw:connector draw:style-name="gr5" draw:text-style-name="P3" draw:layer="layout" svg:x1="15.605cm" svg:y1="8.461cm" svg:x2="11.159cm" svg:y2="6.397cm" draw:start-shape="id2" draw:start-glue-point="3" draw:end-shape="id1" draw:end-glue-point="2" svg:d="M15605 8461h-4446v-2064" svg:viewBox="0 0 4447 2065">
          <text:p/>
        </draw:connector>
        <draw:line draw:style-name="gr6" draw:text-style-name="P3" draw:layer="layout" svg:x1="9.255cm" svg:y1="6.397cm" svg:x2="9.255cm" svg:y2="10.525cm">
          <text:p/>
        </draw:line>
        <draw:frame draw:style-name="gr7" draw:text-style-name="P4" draw:layer="layout" svg:width="0.777cm" svg:height="0.806cm" svg:x="16.24cm" svg:y="4.175cm">
          <draw:text-box>
            <text:p><text:span text:style-name="T1">1</text:span></text:p>
          </draw:text-box>
        </draw:frame>
        <draw:frame draw:style-name="gr7" draw:text-style-name="P4" draw:layer="layout" svg:width="0.777cm" svg:height="0.806cm" svg:x="13.875cm" svg:y="7.667cm">
          <draw:text-box>
            <text:p><text:span text:style-name="T1">2</text:span></text:p>
          </draw:text-box>
        </draw:frame>
        <draw:frame draw:style-name="gr7" draw:text-style-name="P4" draw:layer="layout" svg:width="0.777cm" svg:height="0.806cm" svg:x="8.478cm" svg:y="6.861cm">
          <draw:text-box>
            <text:p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22:45:55.648035647</meta:creation-date>
    <dc:date>2023-04-27T23:14:41.398441871</dc:date>
    <meta:editing-duration>PT6M29S</meta:editing-duration>
    <meta:editing-cycles>2</meta:editing-cycles>
    <meta:generator>LibreOffice/7.5.1.2$Linux_X86_64 LibreOffice_project/50$Build-2</meta:generator>
    <meta:document-statistic meta:object-count="9"/>
  </office:meta>
</office:document-meta>
</file>